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officeooo:rsid="0010443e" officeooo:paragraph-rsid="0010443e"/>
    </style:style>
    <style:style style:name="P2" style:family="paragraph" style:parent-style-name="Preformatted_20_Text">
      <style:text-properties fo:font-weight="bold" officeooo:rsid="0010443e" officeooo:paragraph-rsid="0010443e" style:font-weight-asian="bold" style:font-weight-complex="bold"/>
    </style:style>
    <style:style style:name="P3" style:family="paragraph" style:parent-style-name="Preformatted_20_Text">
      <style:text-properties fo:font-style="italic" officeooo:rsid="0010443e" officeooo:paragraph-rsid="0010443e" style:font-style-asian="italic" style:font-style-complex="italic"/>
    </style:style>
    <style:style style:name="P4" style:family="paragraph" style:parent-style-name="Preformatted_20_Text">
      <style:text-properties fo:color="#800000" officeooo:rsid="0010443e" officeooo:paragraph-rsid="0010443e"/>
    </style:style>
    <style:style style:name="P5" style:family="paragraph" style:parent-style-name="Preformatted_20_Text">
      <style:text-properties fo:color="#000000" officeooo:rsid="0010443e" officeooo:paragraph-rsid="0010443e"/>
    </style:style>
    <style:style style:name="P6" style:family="paragraph" style:parent-style-name="Preformatted_20_Text">
      <style:paragraph-properties fo:text-align="center" style:justify-single-word="false"/>
      <style:text-properties fo:font-size="13pt" style:text-underline-style="solid" style:text-underline-width="auto" style:text-underline-color="font-color" fo:font-weight="bold" officeooo:rsid="0010443e" officeooo:paragraph-rsid="0010443e" style:font-size-asian="13pt" style:font-weight-asian="bold" style:font-size-complex="13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cc00"/>
    </style:style>
    <style:style style:name="T3" style:family="text">
      <style:text-properties fo:color="#0000ff"/>
    </style:style>
    <style:style style:name="T4" style:family="text">
      <style:text-properties fo:color="#00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Description du format PPM</text:p>
      <text:p text:style-name="P1"/>
      <text:p text:style-name="P1"/>
      <text:p text:style-name="P1">Le format ppm (portable pixel map) est un format (parmi beaucoup d’autres) concernant les images couleurs.</text:p>
      <text:p text:style-name="P1">Dans ce format, on associe à chaque pixel trois nombres entre 0 et 255 correspondant à l’intensité des couleurs rouge, vert, bleu (RGB).</text:p>
      <text:p text:style-name="P1"/>
      <text:p text:style-name="P2">-Il possède en 1ère ligne un nombre « magique » :</text:p>
      <text:p text:style-name="P1">Un fichier ppm binaire a pour nombre magique P6</text:p>
      <text:p text:style-name="P1">Un fichier ppm ASCII a pour nombre magique P3</text:p>
      <text:p text:style-name="P1"/>
      <text:p text:style-name="P1"><text:span text:style-name="T1">Pattern à appliquer :</text:span> </text:p>
      <text:p text:style-name="P1"/>
      <text:p text:style-name="P1"/>
      <text:p text:style-name="P2">Nombre_magique<text:tab/>largeur<text:tab/>hauteur<text:tab/>valeur_maximum</text:p>
      <text:p text:style-name="P1"/>
      <text:p text:style-name="P4">val <text:span text:style-name="T2">val</text:span> <text:span text:style-name="T3">val</text:span> <text:s text:c="3"/>val <text:span text:style-name="T2">val</text:span> <text:span text:style-name="T3">val</text:span> <text:s text:c="3"/>val <text:span text:style-name="T2">val</text:span> <text:span text:style-name="T3">val</text:span> <text:s text:c="3"/>val <text:span text:style-name="T2">val</text:span> <text:span text:style-name="T3">val</text:span> </text:p>
      <text:p text:style-name="P4">val <text:span text:style-name="T2">val</text:span> <text:span text:style-name="T3">val</text:span> <text:s text:c="3"/>val <text:span text:style-name="T2">val</text:span> <text:span text:style-name="T3">val</text:span> <text:s text:c="3"/>val <text:span text:style-name="T2">val</text:span> <text:span text:style-name="T3">val</text:span> <text:s text:c="3"/>val <text:span text:style-name="T2">val</text:span> <text:span text:style-name="T3">val</text:span></text:p>
      <text:p text:style-name="P4">val <text:span text:style-name="T2">val</text:span> <text:span text:style-name="T3">val</text:span> <text:s text:c="3"/>val <text:span text:style-name="T2">val</text:span> <text:span text:style-name="T3">val</text:span> <text:s text:c="3"/>val <text:span text:style-name="T2">val</text:span> <text:span text:style-name="T3">val</text:span> <text:s text:c="3"/>val <text:span text:style-name="T2">val</text:span> <text:span text:style-name="T3">val</text:span> <text:span text:style-name="T4">...x largeur</text:span></text:p>
      <text:p text:style-name="P4">val <text:span text:style-name="T2">val</text:span> <text:span text:style-name="T3">val</text:span> <text:s text:c="3"/>val <text:span text:style-name="T2">val</text:span> <text:span text:style-name="T3">val</text:span> <text:s text:c="3"/>val <text:span text:style-name="T2">val</text:span> <text:span text:style-name="T3">val</text:span> <text:s text:c="3"/>val <text:span text:style-name="T2">val</text:span> <text:span text:style-name="T3">val</text:span></text:p>
      <text:p text:style-name="P4">val <text:span text:style-name="T2">val</text:span> <text:span text:style-name="T3">val</text:span> <text:s text:c="3"/>val <text:span text:style-name="T2">val</text:span> <text:span text:style-name="T3">val</text:span> <text:s text:c="3"/>val <text:span text:style-name="T2">val</text:span> <text:span text:style-name="T3">val</text:span> <text:s text:c="3"/>val <text:span text:style-name="T2">val</text:span> <text:span text:style-name="T3">val</text:span></text:p>
      <text:p text:style-name="P5">.</text:p>
      <text:p text:style-name="P1">.</text:p>
      <text:p text:style-name="P1">.</text:p>
      <text:p text:style-name="P1"><text:s text:c="2"/>x hauteur</text:p>
      <text:p text:style-name="P1"/>
      <text:p text:style-name="P3">Exemple :</text:p>
      <text:p text:style-name="P1"/>
      <text:p text:style-name="P1">P3</text:p>
      <text:p text:style-name="P1"># Le P3 signifie que les couleurs sont en ASCII, </text:p>
      <text:p text:style-name="P1"># par 3 colonnes et 2 lignes,</text:p>
      <text:p text:style-name="P1"><text:s/>3 2</text:p>
      <text:p text:style-name="P1"># ayant 255 pour valeur maximum, et qu'elles sont en RGB. </text:p>
      <text:p text:style-name="P1">255</text:p>
      <text:p text:style-name="P1">255 <text:s/>0 <text:s text:c="2"/>0 <text:s text:c="4"/>0 <text:s/>255 <text:s/>0 <text:s text:c="6"/>0 <text:s text:c="2"/>0 <text:s/>255</text:p>
      <text:p text:style-name="P1">255 255 <text:s/>0 <text:s text:c="3"/>255 255 255 <text:s text:c="5"/>0 <text:s text:c="2"/>0 <text:s text:c="2"/>0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2-08T17:28:30.569669864</dc:date>
    <meta:editing-duration>PT2M9S</meta:editing-duration>
    <meta:editing-cycles>1</meta:editing-cycles>
    <meta:document-statistic meta:table-count="0" meta:image-count="0" meta:object-count="0" meta:page-count="1" meta:paragraph-count="26" meta:word-count="199" meta:character-count="1018" meta:non-whitespace-character-count="762"/>
    <meta:generator>LibreOffice/5.0.2.2$Linux_X86_64 LibreOffice_project/00m0$Build-2</meta:generator>
  </office:meta>
</office:document-meta>
</file>